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officeooo:rsid="0004b57c" officeooo:paragraph-rsid="0004b57c"/>
    </style:style>
    <style:style style:name="P2" style:family="paragraph" style:parent-style-name="Standard">
      <style:text-properties fo:language="es" fo:country="ES" officeooo:rsid="00062373" officeooo:paragraph-rsid="00062373"/>
    </style:style>
    <style:style style:name="P3" style:family="paragraph" style:parent-style-name="Standard">
      <style:text-properties fo:language="es" fo:country="ES" officeooo:rsid="00072449" officeooo:paragraph-rsid="00072449"/>
    </style:style>
    <style:style style:name="P4" style:family="paragraph" style:parent-style-name="Standard">
      <style:text-properties fo:language="es" fo:country="ES" officeooo:rsid="0008f701" officeooo:paragraph-rsid="0008f701"/>
    </style:style>
    <style:style style:name="T1" style:family="text">
      <style:text-properties officeooo:rsid="00062373"/>
    </style:style>
    <style:style style:name="T2" style:family="text">
      <style:text-properties officeooo:rsid="00072449"/>
    </style:style>
    <style:style style:name="T3" style:family="text">
      <style:text-properties officeooo:rsid="0008f7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l chico (<text:span text:style-name="T3">Xandro</text:span>)</text:p>
      <text:p text:style-name="P1"/>
      <text:p text:style-name="P1">Trabaja <text:span text:style-name="T1">en una librería recomendada por la lider de las meigas. Al par de años, empieza a trabajar el nieto del librero para aprender el oficio familiar. El chico de 18, al conocer un poco a eva maria queda prendado de ella. Debido al coqueteo constante del chico hacia eva maria, hugo se pone celoso aunque no identifica el motivo, solo sabe que le cae muy MUY mal el chico. Una noche en una de las jugarretas de parte de hugo hacia el chico es cerrarle la puerta de la tienda. No es la primera vez que lo hace, pero si será la última.</text:span></text:p>
      <text:p text:style-name="P1"/>
      <text:p text:style-name="P2">El chico, desesperado por salir, al ver que nadie podía ayudarlo saca un libro de una pila, desestabilizandola. Rompe el cristal de la puerta. <text:span text:style-name="T2">La pila de libros se empieza a inclinar hacia el chico. </text:span><text:span text:style-name="T3">Hugo ahora podria haber evitado que cayeran encima de el. Pero no lo hizo.</text:span></text:p>
      <text:p text:style-name="P2"/>
      <text:p text:style-name="P4">Eva al ir a trabajar la mañana siguiente se encontró con un cordon policial y el cuerpo de el chico con el cuello atravesado por un cristal roto de la puer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5-05-09T19:54:06</dc:date>
    <meta:editing-duration>PT3M37S</meta:editing-duration>
    <meta:editing-cycles>3</meta:editing-cycles>
    <meta:document-statistic meta:table-count="0" meta:image-count="0" meta:object-count="0" meta:page-count="1" meta:paragraph-count="4" meta:word-count="187" meta:character-count="984" meta:non-whitespace-character-count="801"/>
  </office:meta>
</office:document-meta>
</file>